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0a2252" officeooo:paragraph-rsid="000a2252"/>
    </style:style>
    <style:style style:name="P2" style:family="paragraph" style:parent-style-name="Standard">
      <style:paragraph-properties fo:line-height="200%"/>
      <style:text-properties officeooo:rsid="000857ce" officeooo:paragraph-rsid="000a2252"/>
    </style:style>
    <style:style style:name="P3" style:family="paragraph" style:parent-style-name="Standard">
      <style:paragraph-properties fo:line-height="200%"/>
      <style:text-properties officeooo:rsid="000857ce" officeooo:paragraph-rsid="000af7a3"/>
    </style:style>
    <style:style style:name="T1" style:family="text">
      <style:text-properties officeooo:rsid="0008708e"/>
    </style:style>
    <style:style style:name="T2" style:family="text">
      <style:text-properties officeooo:rsid="000970ae"/>
    </style:style>
    <style:style style:name="T3" style:family="text">
      <style:text-properties officeooo:rsid="000af7a3"/>
    </style:style>
    <style:style style:name="T4" style:family="text">
      <style:text-properties officeooo:rsid="000d8214"/>
    </style:style>
    <style:style style:name="T5" style:family="text">
      <style:text-properties officeooo:rsid="000f80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text:span text:style-name="T5">3 </text:span>Documentation</text:p>
      <text:p text:style-name="P2"><text:tab/>This program is designed to allow the user to <text:span text:style-name="T1">browse a list of possible rental cars in three separate rental car agencies providing functions such as printing a full list of cars and the agencies they come from along with the zip code of the agency, an estimation of rental car cost, finding the most expensive car out of all the agencies, and printing out only the available cars. The program allows the user to specify a data file to be read in with <text:s/>the car and agency information and then displays a menu with various options to allow the user to manipulate the information in the file.</text:span></text:p>
      <text:p text:style-name="P3"><text:tab/><text:span text:style-name="T2">To perform these actions I first created a struct named “rentalCar” which can contain an int containing the year of the car, a character array containing the make of the car, another character array containing the model of the car, a float containing the price of the car, and a boolean containing whether the car is available or not. I also created a struct named “rentalAgency” which holds the name of the agency in a character array, the zip code in an integer array, and an array to hold the struct of cars. I then created a menu system to allow the user to select different options to do with the information of the rental agency. The first menu item is to read the data from a file which is then specified by the user. I use a bool named “readFile” which I pass by reference to the function that reads the data from the file and is set to “true” once the function is called. This boolean variable allows me to prevent the user from selecting other menu options without first reading the data from the file. I use separate functions for each menu item and a secondary function for comparing strings which is needed to determine which agency to use when calculating the estimated rental cost. A pointer is used to reference the arrays containing the agencies and the cars in the agencies, along with various other pointers within functions to manipulate data, including printing a full list of cars, printing an estimation of rental car cost, printing the most expensive car, and printing out only the available cars.</text:span></text:p>
      <text:p text:style-name="P3"><text:tab/><text:span text:style-name="T3">One major difficulty I faced was manipulating pointers, especially when restricted to only using incrementation. It was also a challenge to read the zip in as a character value and then convert and store it into an integer array. It was also difficult to compare the strings when determining what agency to </text:span><text:soft-page-break/><text:span text:style-name="T3">estimate the cost of using only pointers.</text:span></text:p>
      <text:p text:style-name="P3"><text:tab/><text:span text:style-name="T3">Given more time I would attempt to optimize the functions in the program. I would also do my best to organize the display better. I would also try to determine whether the user entered a valid file into the pro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0T17:08:58.630586167</meta:creation-date>
    <dc:date>2016-02-16T21:46:20.310240298</dc:date>
    <meta:editing-duration>PT18M25S</meta:editing-duration>
    <meta:editing-cycles>5</meta:editing-cycles>
    <meta:generator>LibreOffice/4.2.8.2$Linux_X86_64 LibreOffice_project/420m0$Build-2</meta:generator>
    <meta:document-statistic meta:table-count="0" meta:image-count="0" meta:object-count="0" meta:page-count="2" meta:paragraph-count="5" meta:word-count="481" meta:character-count="2701" meta:non-whitespace-character-count="2220"/>
  </office:meta>
</office:document-meta>
</file>